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27.1">
            <text:p>27.10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9.9352595986436">
            <text:p>29.9353</text:p>
          </table:table-cell>
          <table:table-cell table:style-name="ce7" office:value-type="float" office:value="27.29">
            <text:p>27.29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0.1451378024718">
            <text:p>30.1451</text:p>
          </table:table-cell>
          <table:table-cell table:style-name="ce7" office:value-type="float" office:value="13.15">
            <text:p>13.15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4.5257809491573">
            <text:p>14.5258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27.1">
            <text:p>27.10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9.6388708897462">
            <text:p>29.6389</text:p>
          </table:table-cell>
          <table:table-cell table:style-name="ce8" table:formula="of:=[.V2]" office:value-type="float" office:value="27.29">
            <text:p>27.29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9.8466710915562">
            <text:p>29.8467</text:p>
          </table:table-cell>
          <table:table-cell table:style-name="ce8" table:formula="of:=[.Y2]" office:value-type="float" office:value="13.15">
            <text:p>13.15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4.3819613357993">
            <text:p>14.382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27.1">
            <text:p>27.10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9.345416722521">
            <text:p>29.3454</text:p>
          </table:table-cell>
          <table:table-cell table:style-name="ce8" table:formula="of:=[.V3]" office:value-type="float" office:value="27.29">
            <text:p>27.29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9.5511594965903">
            <text:p>29.5512</text:p>
          </table:table-cell>
          <table:table-cell table:style-name="ce8" table:formula="of:=[.Y3]" office:value-type="float" office:value="13.15">
            <text:p>13.15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2395656790093">
            <text:p>14.2396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27.1">
            <text:p>27.10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9.0548680421">
            <text:p>29.0549</text:p>
          </table:table-cell>
          <table:table-cell table:style-name="ce8" table:formula="of:=[.V4]" office:value-type="float" office:value="27.29">
            <text:p>27.29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9.2585737590003">
            <text:p>29.2586</text:p>
          </table:table-cell>
          <table:table-cell table:style-name="ce8" table:formula="of:=[.Y4]" office:value-type="float" office:value="13.15">
            <text:p>13.15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0985798802072">
            <text:p>14.0986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27.1">
            <text:p>27.10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8.7671960812871">
            <text:p>28.7672</text:p>
          </table:table-cell>
          <table:table-cell table:style-name="ce8" table:formula="of:=[.V5]" office:value-type="float" office:value="27.29">
            <text:p>27.29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8.9688849099013">
            <text:p>28.9689</text:p>
          </table:table-cell>
          <table:table-cell table:style-name="ce8" table:formula="of:=[.Y5]" office:value-type="float" office:value="13.15">
            <text:p>13.15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3.9589899804032">
            <text:p>13.9590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27.1">
            <text:p>27.10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8.48237235771">
            <text:p>28.4824</text:p>
          </table:table-cell>
          <table:table-cell table:style-name="ce8" table:formula="of:=[.V6]" office:value-type="float" office:value="27.29">
            <text:p>27.29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8.682064267229">
            <text:p>28.6821</text:p>
          </table:table-cell>
          <table:table-cell table:style-name="ce8" table:formula="of:=[.Y6]" office:value-type="float" office:value="13.15">
            <text:p>13.15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3.820782158815">
            <text:p>13.8208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27.1">
            <text:p>27.10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8.200368671">
            <text:p>28.2004</text:p>
          </table:table-cell>
          <table:table-cell table:style-name="ce8" table:formula="of:=[.V7]" office:value-type="float" office:value="27.29">
            <text:p>27.29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8.3980834329">
            <text:p>28.3981</text:p>
          </table:table-cell>
          <table:table-cell table:style-name="ce8" table:formula="of:=[.Y7]" office:value-type="float" office:value="13.15">
            <text:p>13.15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3.6839427315">
            <text:p>13.6839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27.1">
            <text:p>27.10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7.9211571">
            <text:p>27.9212</text:p>
          </table:table-cell>
          <table:table-cell table:style-name="ce8" table:formula="of:=[.V8]" office:value-type="float" office:value="27.29">
            <text:p>27.29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8.11691429">
            <text:p>28.1169</text:p>
          </table:table-cell>
          <table:table-cell table:style-name="ce8" table:formula="of:=[.Y8]" office:value-type="float" office:value="13.15">
            <text:p>13.15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3.54845815">
            <text:p>13.5485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27.1">
            <text:p>27.10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7.64471">
            <text:p>27.6447</text:p>
          </table:table-cell>
          <table:table-cell table:style-name="ce8" table:formula="of:=[.V9]" office:value-type="float" office:value="27.29">
            <text:p>27.29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7.838529">
            <text:p>27.8385</text:p>
          </table:table-cell>
          <table:table-cell table:style-name="ce8" table:formula="of:=[.Y9]" office:value-type="float" office:value="13.15">
            <text:p>13.15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3.414315">
            <text:p>13.4143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27.1">
            <text:p>27.10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7.371">
            <text:p>27.3710</text:p>
          </table:table-cell>
          <table:table-cell table:style-name="ce8" table:formula="of:=[.V10]" office:value-type="float" office:value="27.29">
            <text:p>27.29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7.5629">
            <text:p>27.5629</text:p>
          </table:table-cell>
          <table:table-cell table:style-name="ce8" table:formula="of:=[.Y10]" office:value-type="float" office:value="13.15">
            <text:p>13.15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2815">
            <text:p>13.281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27.1">
            <text:p>27.10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7.1">
            <text:p>27.1000</text:p>
          </table:table-cell>
          <table:table-cell table:style-name="ce8" table:formula="of:=[.V11]" office:value-type="float" office:value="27.29">
            <text:p>27.29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7.29">
            <text:p>27.2900</text:p>
          </table:table-cell>
          <table:table-cell table:style-name="ce8" table:formula="of:=[.Y11]" office:value-type="float" office:value="13.15">
            <text:p>13.15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15">
            <text:p>13.15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27.1">
            <text:p>27.10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26.8316831683168">
            <text:p>26.8317</text:p>
          </table:table-cell>
          <table:table-cell table:style-name="ce8" table:formula="of:=[.V12]" office:value-type="float" office:value="27.29">
            <text:p>27.29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7.019801980198">
            <text:p>27.0198</text:p>
          </table:table-cell>
          <table:table-cell table:style-name="ce8" table:formula="of:=[.Y12]" office:value-type="float" office:value="13.15">
            <text:p>13.15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3.019801980198">
            <text:p>13.019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27.1">
            <text:p>27.10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26.5660229389276">
            <text:p>26.5660</text:p>
          </table:table-cell>
          <table:table-cell table:style-name="ce8" table:formula="of:=[.V13]" office:value-type="float" office:value="27.29">
            <text:p>27.29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6.7522791883149">
            <text:p>26.7523</text:p>
          </table:table-cell>
          <table:table-cell table:style-name="ce8" table:formula="of:=[.Y13]" office:value-type="float" office:value="13.15">
            <text:p>13.15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2.890893049701">
            <text:p>12.890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27.1">
            <text:p>27.10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6.3029930088392">
            <text:p>26.3030</text:p>
          </table:table-cell>
          <table:table-cell table:style-name="ce8" table:formula="of:=[.V14]" office:value-type="float" office:value="27.29">
            <text:p>27.29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6.4874051369454">
            <text:p>26.4874</text:p>
          </table:table-cell>
          <table:table-cell table:style-name="ce8" table:formula="of:=[.Y14]" office:value-type="float" office:value="13.15">
            <text:p>13.15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2.7632604452485">
            <text:p>12.7633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27.1">
            <text:p>27.10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6.0425673354843">
            <text:p>26.0426</text:p>
          </table:table-cell>
          <table:table-cell table:style-name="ce8" table:formula="of:=[.V15]" office:value-type="float" office:value="27.29">
            <text:p>27.29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6.2251536009361">
            <text:p>26.2252</text:p>
          </table:table-cell>
          <table:table-cell table:style-name="ce8" table:formula="of:=[.Y15]" office:value-type="float" office:value="13.15">
            <text:p>13.15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2.636891529949">
            <text:p>12.6369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27.1">
            <text:p>27.10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5.7847201341429">
            <text:p>25.7847</text:p>
          </table:table-cell>
          <table:table-cell table:style-name="ce8" table:formula="of:=[.V16]" office:value-type="float" office:value="27.29">
            <text:p>27.29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5.9654986147882">
            <text:p>25.9655</text:p>
          </table:table-cell>
          <table:table-cell table:style-name="ce8" table:formula="of:=[.Y16]" office:value-type="float" office:value="13.15">
            <text:p>13.15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2.5117737920287">
            <text:p>12.51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27.1">
            <text:p>27.10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5.529425875389">
            <text:p>25.5294</text:p>
          </table:table-cell>
          <table:table-cell table:style-name="ce8" table:formula="of:=[.V17]" office:value-type="float" office:value="27.29">
            <text:p>27.29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5.7084144700873">
            <text:p>25.7084</text:p>
          </table:table-cell>
          <table:table-cell table:style-name="ce8" table:formula="of:=[.Y17]" office:value-type="float" office:value="13.15">
            <text:p>13.15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2.3878948435928">
            <text:p>12.387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27.1">
            <text:p>27.10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5.2766592825634">
            <text:p>25.2767</text:p>
          </table:table-cell>
          <table:table-cell table:style-name="ce8" table:formula="of:=[.V18]" office:value-type="float" office:value="27.29">
            <text:p>27.29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5.4538757129577">
            <text:p>25.4539</text:p>
          </table:table-cell>
          <table:table-cell table:style-name="ce8" table:formula="of:=[.Y18]" office:value-type="float" office:value="13.15">
            <text:p>13.15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2652424193988">
            <text:p>12.2652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27.1">
            <text:p>27.10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5.0263953292707">
            <text:p>25.0264</text:p>
          </table:table-cell>
          <table:table-cell table:style-name="ce8" table:formula="of:=[.V19]" office:value-type="float" office:value="27.29">
            <text:p>27.29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5.2018571415423">
            <text:p>25.2019</text:p>
          </table:table-cell>
          <table:table-cell table:style-name="ce8" table:formula="of:=[.Y19]" office:value-type="float" office:value="13.15">
            <text:p>13.15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1438043756424">
            <text:p>12.1438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27.1">
            <text:p>27.10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4.7786092369016">
            <text:p>24.7786</text:p>
          </table:table-cell>
          <table:table-cell table:style-name="ce8" table:formula="of:=[.V20]" office:value-type="float" office:value="27.29">
            <text:p>27.29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4.9523338035072">
            <text:p>24.9523</text:p>
          </table:table-cell>
          <table:table-cell table:style-name="ce8" table:formula="of:=[.Y20]" office:value-type="float" office:value="13.15">
            <text:p>13.15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0235686887549">
            <text:p>12.0236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27.1">
            <text:p>27.10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4.5332764721798">
            <text:p>24.5333</text:p>
          </table:table-cell>
          <table:table-cell table:style-name="ce8" table:formula="of:=[.V21]" office:value-type="float" office:value="27.29">
            <text:p>27.29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4.7052809935715">
            <text:p>24.7053</text:p>
          </table:table-cell>
          <table:table-cell table:style-name="ce8" table:formula="of:=[.Y21]" office:value-type="float" office:value="13.15">
            <text:p>13.15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1.9045234542127">
            <text:p>11.904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11.41">
            <text:p>11.41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2.6037384509418">
            <text:p>12.6037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11.41">
            <text:p>11.41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2.4789489613286">
            <text:p>12.4789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11.41">
            <text:p>11.41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2.3553950112164">
            <text:p>12.355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11.41">
            <text:p>11.41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2.233064367541">
            <text:p>12.233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11.41">
            <text:p>11.41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2.1119449183574">
            <text:p>12.1119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11.41">
            <text:p>11.41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1.992024671641">
            <text:p>11.9920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11.41">
            <text:p>11.41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1.8732917541">
            <text:p>11.87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11.41">
            <text:p>11.41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1.75573441">
            <text:p>11.755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11.41">
            <text:p>11.41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1.639341">
            <text:p>11.639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11.41">
            <text:p>11.41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1.5241">
            <text:p>11.524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11.41">
            <text:p>11.41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1.41">
            <text:p>11.41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11.41">
            <text:p>11.41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11.2970297029703">
            <text:p>11.297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11.41">
            <text:p>11.41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11.185177923733">
            <text:p>11.1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11.41">
            <text:p>11.41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1.0744335878544">
            <text:p>11.074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11.41">
            <text:p>11.41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0.9647857305489">
            <text:p>10.964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11.41">
            <text:p>11.41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0.856223495593">
            <text:p>10.8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11.41">
            <text:p>11.41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0.7487361342505">
            <text:p>10.748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11.41">
            <text:p>11.41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0.6423130042084">
            <text:p>10.6423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11.41">
            <text:p>11.41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0.5369435685232">
            <text:p>10.536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11.41">
            <text:p>11.41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0.4326173945774">
            <text:p>10.4326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11.41">
            <text:p>11.41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0.3293241530469">
            <text:p>10.329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2015／10／19</text:date>, <text:time>12:25:2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0-19T12:25:22.04</dc:date>
    <meta:editing-duration>P70DT16H42M29S</meta:editing-duration>
    <meta:editing-cycles>277</meta:editing-cycles>
    <meta:generator>OpenOffice/4.1.1$Win32 OpenOffice.org_project/411m6$Build-9775</meta:generator>
    <meta:document-statistic meta:table-count="9" meta:cell-count="5797" meta:object-count="0"/>
  </office:meta>
</office:document-meta>
</file>